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06"/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ttenuation</text:p>
          </table:table-cell>
          <table:table-cell office:value-type="string" calcext:value-type="string">
            <text:p>Maximum</text:p>
          </table:table-cell>
          <table:table-cell table:style-name="Default"/>
          <table:table-cell table:style-name="Default" office:value-type="string" calcext:value-type="string">
            <text:p>Scale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formula="of:=20*LOG10([.B2])" office:value-type="float" office:value="54.1684180026943" calcext:value-type="float">
            <text:p>54,2</text:p>
          </table:table-cell>
          <table:table-cell table:formula="of:=ROUND(10^([.C2]/20))" office:value-type="float" office:value="511" calcext:value-type="float">
            <text:p>511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[.$C$2]-2*[.A3]" office:value-type="float" office:value="52.1684180026943" calcext:value-type="float">
            <text:p>52,2</text:p>
          </table:table-cell>
          <table:table-cell table:formula="of:=ROUND(10^([.C3]/20))" office:value-type="float" office:value="406" calcext:value-type="float">
            <text:p>406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[.$C$2]-2*[.A4]" office:value-type="float" office:value="50.1684180026943" calcext:value-type="float">
            <text:p>50,2</text:p>
          </table:table-cell>
          <table:table-cell table:formula="of:=ROUND(10^([.C4]/20))" office:value-type="float" office:value="322" calcext:value-type="float">
            <text:p>32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formula="of:=[.$C$2]-2*[.A5]" office:value-type="float" office:value="48.1684180026943" calcext:value-type="float">
            <text:p>48,2</text:p>
          </table:table-cell>
          <table:table-cell table:formula="of:=ROUND(10^([.C5]/20)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[.$C$2]-2*[.A6]" office:value-type="float" office:value="46.1684180026943" calcext:value-type="float">
            <text:p>46,2</text:p>
          </table:table-cell>
          <table:table-cell table:formula="of:=ROUND(10^([.C6]/20)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[.$C$2]-2*[.A7]" office:value-type="float" office:value="44.1684180026943" calcext:value-type="float">
            <text:p>44,2</text:p>
          </table:table-cell>
          <table:table-cell table:formula="of:=ROUND(10^([.C7]/20)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formula="of:=[.$C$2]-2*[.A8]" office:value-type="float" office:value="42.1684180026943" calcext:value-type="float">
            <text:p>42,2</text:p>
          </table:table-cell>
          <table:table-cell table:formula="of:=ROUND(10^([.C8]/20)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formula="of:=[.$C$2]-2*[.A9]" office:value-type="float" office:value="40.1684180026943" calcext:value-type="float">
            <text:p>40,2</text:p>
          </table:table-cell>
          <table:table-cell table:formula="of:=ROUND(10^([.C9]/20)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formula="of:=[.$C$2]-2*[.A10]" office:value-type="float" office:value="38.1684180026942" calcext:value-type="float">
            <text:p>38,2</text:p>
          </table:table-cell>
          <table:table-cell table:formula="of:=ROUND(10^([.C10]/20)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formula="of:=[.$C$2]-2*[.A11]" office:value-type="float" office:value="36.1684180026943" calcext:value-type="float">
            <text:p>36,2</text:p>
          </table:table-cell>
          <table:table-cell table:formula="of:=ROUND(10^([.C11]/20)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[.$C$2]-2*[.A12]" office:value-type="float" office:value="34.1684180026943" calcext:value-type="float">
            <text:p>34,2</text:p>
          </table:table-cell>
          <table:table-cell table:formula="of:=ROUND(10^([.C12]/20)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formula="of:=[.$C$2]-2*[.A13]" office:value-type="float" office:value="32.1684180026943" calcext:value-type="float">
            <text:p>32,2</text:p>
          </table:table-cell>
          <table:table-cell table:formula="of:=ROUND(10^([.C13]/20)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[.$C$2]-2*[.A14]" office:value-type="float" office:value="30.1684180026943" calcext:value-type="float">
            <text:p>30,2</text:p>
          </table:table-cell>
          <table:table-cell table:formula="of:=ROUND(10^([.C14]/20)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[.$C$2]-2*[.A15]" office:value-type="float" office:value="28.1684180026942" calcext:value-type="float">
            <text:p>28,2</text:p>
          </table:table-cell>
          <table:table-cell table:formula="of:=ROUND(10^([.C15]/20)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[.$C$2]-2*[.A16]" office:value-type="float" office:value="26.1684180026943" calcext:value-type="float">
            <text:p>26,2</text:p>
          </table:table-cell>
          <table:table-cell table:formula="of:=ROUND(10^([.C16]/20))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20*LOG10([.B18])" office:value-type="float" office:value="48.1308036086791" calcext:value-type="float">
            <text:p>48,1</text:p>
          </table:table-cell>
          <table:table-cell table:formula="of:=ROUND(10^([.C18]/20)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[.$C$18]-2*[.A19]" office:value-type="float" office:value="46.1308036086791" calcext:value-type="float">
            <text:p>46,1</text:p>
          </table:table-cell>
          <table:table-cell table:formula="of:=ROUND(10^([.C19]/20)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[.$C$18]-2*[.A20]" office:value-type="float" office:value="44.1308036086791" calcext:value-type="float">
            <text:p>44,1</text:p>
          </table:table-cell>
          <table:table-cell table:formula="of:=ROUND(10^([.C20]/20)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formula="of:=[.$C$18]-2*[.A21]" office:value-type="float" office:value="42.1308036086791" calcext:value-type="float">
            <text:p>42,1</text:p>
          </table:table-cell>
          <table:table-cell table:formula="of:=ROUND(10^([.C21]/20)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[.$C$18]-2*[.A22]" office:value-type="float" office:value="40.1308036086791" calcext:value-type="float">
            <text:p>40,1</text:p>
          </table:table-cell>
          <table:table-cell table:formula="of:=ROUND(10^([.C22]/20)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[.$C$18]-2*[.A23]" office:value-type="float" office:value="38.1308036086791" calcext:value-type="float">
            <text:p>38,1</text:p>
          </table:table-cell>
          <table:table-cell table:formula="of:=ROUND(10^([.C23]/20)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formula="of:=[.$C$18]-2*[.A24]" office:value-type="float" office:value="36.1308036086791" calcext:value-type="float">
            <text:p>36,1</text:p>
          </table:table-cell>
          <table:table-cell table:formula="of:=ROUND(10^([.C24]/20)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formula="of:=[.$C$18]-2*[.A25]" office:value-type="float" office:value="34.1308036086791" calcext:value-type="float">
            <text:p>34,1</text:p>
          </table:table-cell>
          <table:table-cell table:formula="of:=ROUND(10^([.C25]/20)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formula="of:=[.$C$18]-2*[.A26]" office:value-type="float" office:value="32.1308036086791" calcext:value-type="float">
            <text:p>32,1</text:p>
          </table:table-cell>
          <table:table-cell table:formula="of:=ROUND(10^([.C26]/20)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formula="of:=[.$C$18]-2*[.A27]" office:value-type="float" office:value="30.1308036086791" calcext:value-type="float">
            <text:p>30,1</text:p>
          </table:table-cell>
          <table:table-cell table:formula="of:=ROUND(10^([.C27]/20)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[.$C$18]-2*[.A28]" office:value-type="float" office:value="28.1308036086791" calcext:value-type="float">
            <text:p>28,1</text:p>
          </table:table-cell>
          <table:table-cell table:formula="of:=ROUND(10^([.C28]/20)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formula="of:=[.$C$18]-2*[.A29]" office:value-type="float" office:value="26.1308036086791" calcext:value-type="float">
            <text:p>26,1</text:p>
          </table:table-cell>
          <table:table-cell table:formula="of:=ROUND(10^([.C29]/20))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[.$C$18]-2*[.A30]" office:value-type="float" office:value="24.1308036086791" calcext:value-type="float">
            <text:p>24,1</text:p>
          </table:table-cell>
          <table:table-cell table:formula="of:=ROUND(10^([.C30]/20))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[.$C$18]-2*[.A31]" office:value-type="float" office:value="22.1308036086791" calcext:value-type="float">
            <text:p>22,1</text:p>
          </table:table-cell>
          <table:table-cell table:formula="of:=ROUND(10^([.C31]/20))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[.$C$18]-2*[.A32]" office:value-type="float" office:value="20.1308036086791" calcext:value-type="float">
            <text:p>20,1</text:p>
          </table:table-cell>
          <table:table-cell table:formula="of:=ROUND(10^([.C32]/20)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0" loext:min-decimal-places="0" number:min-integer-digits="1" number:display-factor="1000"/>
    </number:number-style>
    <number:number-style style:name="N108">
      <number:number number:decimal-places="0" loext:min-decimal-places="0" number:min-integer-digits="2"/>
    </number:number-style>
    <number:number-style style:name="N109">
      <number:number number:decimal-places="1" loext:min-decimal-places="1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09:31:43.1993637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23:11:03.220622275</meta:creation-date>
    <dc:date>2018-12-16T09:39:47.617713004</dc:date>
    <meta:editing-duration>P1DT23H35M41S</meta:editing-duration>
    <meta:editing-cycles>3</meta:editing-cycles>
    <meta:generator>LibreOffice/6.0.6.2$Linux_x86 LibreOffice_project/00m0$Build-2</meta:generator>
    <meta:document-statistic meta:table-count="1" meta:cell-count="95" meta:object-count="0"/>
  </office:meta>
</office:document-meta>
</file>